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7da647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6.9cm" svg:height="6.9cm" svg:x="11.2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7.3cm" svg:height="7.5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5.5cm" svg:height="1.6cm" svg:x="2.3cm" svg:y="2.3cm">
          <text:p text:style-name="P1">NEW GAM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5" draw:id="id5" draw:layer="layout" svg:width="5.5cm" svg:height="1.6cm" svg:x="2.3cm" svg:y="4.4cm">
          <text:p text:style-name="P1">OP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5cm" svg:height="1.6cm" svg:x="2.4cm" svg:y="6.5cm">
          <text:p text:style-name="P1">QU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5.5cm" svg:height="1.6cm" svg:x="19.7cm" svg:y="2.3cm">
          <text:p text:style-name="P1">G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7" draw:id="id7" draw:layer="layout" svg:width="5.5cm" svg:height="1.6cm" svg:x="11.9cm" svg:y="2.3cm">
          <text:p text:style-name="P1">HIGHS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9" draw:id="id9" draw:layer="layout" svg:width="5.5cm" svg:height="1.6cm" svg:x="11.9cm" svg:y="4.4cm">
          <text:p text:style-name="P1">CREDITS/SOU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" draw:id="id1" draw:layer="layout" svg:width="5.5cm" svg:height="1.6cm" svg:x="11.8cm" svg:y="6.4cm">
          <text:p text:style-name="P1">BA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1.8cm" svg:y1="7.2cm" svg:x2="5.15cm" svg:y2="9cm" draw:start-shape="id1" draw:start-glue-point="3" draw:end-shape="id2" draw:end-glue-point="2" svg:d="m11800 7200h-1500v2301h-5150v-501">
          <text:p/>
        </draw:connector>
        <draw:connector draw:style-name="gr4" draw:text-style-name="P1" draw:layer="layout" svg:x1="5.05cm" svg:y1="2.3cm" svg:x2="22.45cm" svg:y2="2.3cm" draw:start-shape="id3" draw:start-glue-point="0" draw:end-shape="id4" draw:end-glue-point="0" svg:d="m5050 2300v-501h17400v501">
          <text:p/>
        </draw:connector>
        <draw:connector draw:style-name="gr4" draw:text-style-name="P1" draw:layer="layout" svg:x1="7.8cm" svg:y1="5.2cm" svg:x2="11.2cm" svg:y2="5.55cm" draw:start-shape="id5" draw:start-glue-point="1" draw:end-shape="id6" draw:end-glue-point="3" svg:d="m7800 5200h1701v350h1699">
          <text:p/>
        </draw:connector>
        <draw:custom-shape draw:style-name="gr1" draw:text-style-name="P1" xml:id="id8" draw:id="id8" draw:layer="layout" svg:width="6.9cm" svg:height="6.9cm" svg:x="19.8cm" svg:y="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5.5cm" svg:height="1.6cm" svg:x="20.5cm" svg:y="5.4cm">
          <text:p text:style-name="P1">BA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7.4cm" svg:y1="3.1cm" svg:x2="19.8cm" svg:y2="8.05cm" draw:start-shape="id7" draw:start-glue-point="1" draw:end-shape="id8" svg:d="m17400 3100h1201v4950h1199">
          <text:p/>
        </draw:connector>
        <draw:connector draw:style-name="gr4" draw:text-style-name="P1" draw:layer="layout" svg:x1="17.4cm" svg:y1="5.2cm" svg:x2="19.8cm" svg:y2="8.05cm" draw:start-shape="id9" draw:start-glue-point="1" draw:end-shape="id8" draw:end-glue-point="3" svg:d="m17400 5200h1201v2850h1199">
          <text:p/>
        </draw:connector>
        <draw:connector draw:style-name="gr4" draw:text-style-name="P1" draw:layer="layout" svg:x1="23.25cm" svg:y1="7cm" svg:x2="5.15cm" svg:y2="9cm" draw:start-shape="id10" draw:start-glue-point="2" draw:end-shape="id2" draw:end-glue-point="2" svg:d="m23250 7000v2501h-18100v-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-name="Transparency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2T03:56:56.23</meta:creation-date>
    <dc:date>2012-11-02T04:17:08.05</dc:date>
    <meta:editing-duration>PT5M</meta:editing-duration>
    <meta:editing-cycles>1</meta:editing-cycles>
    <meta:document-statistic meta:object-count="17"/>
    <meta:generator>LibreOffice/3.6$Windows_x86 LibreOffice_project/da8c1e6-fd468f4-454e206-f42a4a9-143cfd</meta:generator>
  </office:meta>
</office:document-meta>
</file>